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851cm" svg:height="9.008cm" svg:x="0.286cm" svg:y="5.441cm">
            <draw:object draw:notify-on-update-of-ranges="Sheet1.A1:Sheet1.A1 Sheet1.A2:Sheet1.A11 Sheet1.B1:Sheet1.B1 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_records</text:p>
          </table:table-cell>
          <table:table-cell office:value-type="string" calcext:value-type="string">
            <text:p>Array#grep</text:p>
          </table:table-cell>
          <table:table-cell office:value-type="string" calcext:value-type="string">
            <text:p>GrnMini::Array#selec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3284961" calcext:value-type="float">
            <text:p>0.0012328496</text:p>
          </table:table-cell>
          <table:table-cell office:value-type="float" office:value="0.00064955764" calcext:value-type="float">
            <text:p>0.0006495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38119059" calcext:value-type="float">
            <text:p>0.0023811906</text:p>
          </table:table-cell>
          <table:table-cell office:value-type="float" office:value="0.00050985239" calcext:value-type="float">
            <text:p>0.00050985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76967725" calcext:value-type="float">
            <text:p>0.0037696773</text:p>
          </table:table-cell>
          <table:table-cell office:value-type="float" office:value="0.00077625024" calcext:value-type="float">
            <text:p>0.00077625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460329421" calcext:value-type="float">
            <text:p>0.0046032942</text:p>
          </table:table-cell>
          <table:table-cell office:value-type="float" office:value="0.00064879596" calcext:value-type="float">
            <text:p>0.0006487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625993462" calcext:value-type="float">
            <text:p>0.0062599346</text:p>
          </table:table-cell>
          <table:table-cell office:value-type="float" office:value="0.00071194982" calcext:value-type="float">
            <text:p>0.000711949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701159109" calcext:value-type="float">
            <text:p>0.0070115911</text:p>
          </table:table-cell>
          <table:table-cell office:value-type="float" office:value="0.00091397062" calcext:value-type="float">
            <text:p>0.0009139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782354726" calcext:value-type="float">
            <text:p>0.0078235473</text:p>
          </table:table-cell>
          <table:table-cell office:value-type="float" office:value="0.00069600662" calcext:value-type="float">
            <text:p>0.00069600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952721587" calcext:value-type="float">
            <text:p>0.0095272159</text:p>
          </table:table-cell>
          <table:table-cell office:value-type="float" office:value="0.00063507622" calcext:value-type="float">
            <text:p>0.000635076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041195182" calcext:value-type="float">
            <text:p>0.0104119518</text:p>
          </table:table-cell>
          <table:table-cell office:value-type="float" office:value="0.00091517729" calcext:value-type="float">
            <text:p>0.00091517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20972224" calcext:value-type="float">
            <text:p>0.0112097222</text:p>
          </table:table-cell>
          <table:table-cell office:value-type="float" office:value="0.00069678092" calcext:value-type="float">
            <text:p>0.000696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6:38:48.029681454</meta:creation-date>
    <dc:date>2015-02-05T16:42:06.279915136</dc:date>
    <meta:editing-duration>P0D</meta:editing-duration>
    <meta:editing-cycles>1</meta:editing-cycles>
    <meta:document-statistic meta:table-count="1" meta:cell-count="3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52cm" svg:height="9.009cm" xlink:href=".." xlink:type="simple" chart:class="chart:line" chart:style-name="ch1">
        <chart:legend chart:legend-position="end" svg:x="14.129cm" svg:y="3.933cm" style:legend-expansion="high" chart:style-name="ch2"/>
        <chart:plot-area chart:style-name="ch3" table:cell-range-address="Sheet1.A1:Sheet1.C11" chart:data-source-has-labels="both" svg:x="1.371cm" svg:y="0.18cm" svg:width="12.381cm" svg:height="7.685cm">
          <chartooo:coordinate-region svg:x="2.505cm" svg:y="0.392cm" svg:width="10.748cm" svg:height="6.803cm"/>
          <chart:axis chart:dimension="x" chart:name="primary-x" chart:style-name="ch4" chartooo:axis-type="auto">
            <chartooo:date-scale/>
            <chart:title svg:x="6.134cm" svg:y="8.046cm" chart:style-name="ch5">
              <text:p>Number of Records</text:p>
            </chart:title>
            <chart:categories table:cell-range-address="Sheet1.A2:Sheet1.A11"/>
          </chart:axis>
          <chart:axis chart:dimension="y" chart:name="primary-y" chart:style-name="ch4">
            <chart:title svg:x="0.451cm" svg:y="5.073cm" chart:style-name="ch6">
              <text:p>Latency (sec.)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series chart:style-name="ch9" chart:values-cell-range-address="Sheet1.C2:Sheet1.C11" chart:label-cell-address="Sheet1.C1:Sheet1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#grep</text:p>
                <draw:g>
                  <svg:desc>Sheet1.B1:Sheet1.B1</svg:desc>
                </draw:g>
              </table:table-cell>
              <table:table-cell office:value-type="string">
                <text:p>GrnMini::Array#selec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00123284961">
                <text:p>0.00123284961</text:p>
                <draw:g>
                  <svg:desc>Sheet1.B2:Sheet1.B11</svg:desc>
                </draw:g>
              </table:table-cell>
              <table:table-cell office:value-type="float" office:value="0.00064955764">
                <text:p>0.00064955764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38119059">
                <text:p>0.00238119059</text:p>
              </table:table-cell>
              <table:table-cell office:value-type="float" office:value="0.00050985239">
                <text:p>0.0005098523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76967725">
                <text:p>0.00376967725</text:p>
              </table:table-cell>
              <table:table-cell office:value-type="float" office:value="0.00077625024">
                <text:p>0.000776250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460329421">
                <text:p>0.00460329421</text:p>
              </table:table-cell>
              <table:table-cell office:value-type="float" office:value="0.00064879596">
                <text:p>0.000648795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625993462">
                <text:p>0.00625993462</text:p>
              </table:table-cell>
              <table:table-cell office:value-type="float" office:value="0.00071194982">
                <text:p>0.0007119498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701159109">
                <text:p>0.00701159109</text:p>
              </table:table-cell>
              <table:table-cell office:value-type="float" office:value="0.00091397062">
                <text:p>0.0009139706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782354726">
                <text:p>0.00782354726</text:p>
              </table:table-cell>
              <table:table-cell office:value-type="float" office:value="0.00069600662">
                <text:p>0.000696006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952721587">
                <text:p>0.00952721587</text:p>
              </table:table-cell>
              <table:table-cell office:value-type="float" office:value="0.00063507622">
                <text:p>0.0006350762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041195182">
                <text:p>0.01041195182</text:p>
              </table:table-cell>
              <table:table-cell office:value-type="float" office:value="0.00091517729">
                <text:p>0.000915177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120972224">
                <text:p>0.01120972224</text:p>
              </table:table-cell>
              <table:table-cell office:value-type="float" office:value="0.00069678092">
                <text:p>0.00069678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